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2-10-0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2-06-2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2-04-0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2-02-0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1-10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1-06-2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1-04-08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1-02-10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6381100959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26" meta:object-count="0"/>
    <meta:user-defined meta:name="AppVersion">3.0</meta:user-defined>
  </office:meta>
</office:document-meta>
</file>